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style:font-size-asian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2.009cm"/>
        </style:tab-stops>
      </style:paragraph-properties>
      <style:text-properties style:text-position="super 58%" fo:font-size="12pt" style:font-size-asian="12pt" style:font-name-complex="Calibri2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1"/>
    <style:style style:name="P8" style:family="paragraph" style:parent-style-name="List_20_Paragraph">
      <style:paragraph-properties fo:margin-left="2.54cm" fo:margin-right="0cm" fo:text-indent="0cm" style:auto-text-indent="false"/>
    </style:style>
    <style:style style:name="P9" style:family="paragraph" style:parent-style-name="Normal_20__28_Web_29_" style:list-style-name="WWNum2">
      <style:paragraph-properties fo:margin-top="0.049cm" fo:margin-bottom="0cm"/>
    </style:style>
    <style:style style:name="P10" style:family="paragraph" style:parent-style-name="Normal_20__28_Web_29_">
      <style:paragraph-properties fo:margin-left="0cm" fo:margin-right="0cm" fo:margin-top="0.049cm" fo:margin-bottom="0cm" fo:text-indent="0.635cm" style:auto-text-indent="false"/>
    </style:style>
    <style:style style:name="P11" style:family="paragraph" style:parent-style-name="Normal_20__28_Web_29_">
      <style:paragraph-properties fo:margin-left="0.635cm" fo:margin-right="0cm" fo:margin-top="0.049cm" fo:margin-bottom="0cm" fo:text-indent="0cm" style:auto-text-indent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text-underline-style="solid" style:text-underline-width="auto" style:text-underline-color="font-color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Calibri" style:font-name-complex="Calibri2"/>
    </style:style>
    <style:style style:name="T6" style:family="text">
      <style:text-properties style:font-name="Calibri" fo:font-weight="bold" style:font-weight-asian="bold" style:font-name-complex="Calibri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yecto Ingeniería Software</text:span></text:p>
      <text:p text:style-name="P1"/>
      <text:p text:style-name="Standard">Requisitos del cliente:</text:p>
      <text:p text:style-name="Standard"><text:span text:style-name="T3">Generales</text:span></text:p>
      <text:list xml:id="list712632037" text:style-name="WWNum2">
        <text:list-item>
          <text:p text:style-name="P6"><text:span text:style-name="T2">Principal 1</text:span>: El sistema debe permitir seleccionar un tipo de producto en un menú, proporcionando una sugerencia óptima en base al precio y a la puntuación de las encuestas. <text:s/></text:p>
        </text:list-item>
        <text:list-item>
          <text:p text:style-name="P6"><text:span text:style-name="T2">Principal 2</text:span>: El sistema debe permitir acceder a un catálogo de productos de un supermercado dado y gestionar la lista de la compra. (1)</text:p>
        </text:list-item>
      </text:list>
      <text:p text:style-name="P2"/>
      <text:p text:style-name="Standard"><text:span text:style-name="T3">Funcionales</text:span></text:p>
      <text:p text:style-name="P2"/>
      <text:list xml:id="list1726253316" text:continue-numbering="true" text:style-name="WWNum2">
        <text:list-item>
          <text:p text:style-name="P6"><text:span text:style-name="T2">Rechazos</text:span>: Se debe dar la posibilidad de rechazar una sugerencia de producto o supermercado, y que aparezca en su lugar la siguiente mejor.(5)</text:p>
        </text:list-item>
        <text:list-item>
          <text:p text:style-name="P6"><text:span text:style-name="T2">Login</text:span>: Debe existir sistema de registro y login de usuarios.(2)</text:p>
          <text:list>
            <text:list-item>
              <text:p text:style-name="P6"><text:span text:style-name="T2">Newsletters</text:span>: Envío de newsletters con nuevas ofertas <text:s/>a los usuarios registrados.(4)</text:p>
            </text:list-item>
          </text:list>
        </text:list-item>
        <text:list-item>
          <text:p text:style-name="P6"><text:span text:style-name="T2">Historial</text:span>: Se registran las últimas 5 listas de la compra realizadas por un usuario.(3)</text:p>
        </text:list-item>
        <text:list-item>
          <text:p text:style-name="P6"><text:span text:style-name="T2">Mapa</text:span>: Tiene que haber un mapa que separe el sistema por regiones geográficas.(NO)</text:p>
        </text:list-item>
        <text:list-item>
          <text:p text:style-name="P6"><text:span text:style-name="T2">Compra</text:span>: Se tiene implementar el servicio de compra online de manera transparente al usuario.(20)</text:p>
        </text:list-item>
        <text:list-item>
          <text:p text:style-name="P6"><text:span text:style-name="T2">Encuestas</text:span>: El sistema debe permitir la posibilidad de realizar encuestas de calidad de productos y comercios, así como del propio servicio web.(1)</text:p>
          <text:list>
            <text:list-item>
              <text:p text:style-name="P6"><text:span text:style-name="T2">Encuestas 1</text:span>: Después de cada sugerencia de compra, el usuario puede calificar el servicio web. </text:p>
            </text:list-item>
            <text:list-item>
              <text:p text:style-name="P6"><text:span text:style-name="T2">Encuestas 2</text:span>: El sistema debe realizar un ranking de comercios en función de los datos de calidad proporcionados por el usuario.(2)</text:p>
            </text:list-item>
          </text:list>
        </text:list-item>
      </text:list>
      <text:p text:style-name="P8"/>
      <text:list xml:id="list584169366" text:continue-numbering="true" text:style-name="WWNum2">
        <text:list-item>
          <text:p text:style-name="P6"><text:soft-page-break/><text:span text:style-name="T2">Sugerencias</text:span> :El sistema debe implementar una ventana de sugerencias para dar “feedback” del servicio.(2)</text:p>
        </text:list-item>
        <text:list-item>
          <text:p text:style-name="P6"><text:span text:style-name="T2">Categorías </text:span>: El sistema <text:s/>debe agrupar los alimentos por categorías (lácteos, fruta, etc).(1)</text:p>
        </text:list-item>
        <text:list-item>
          <text:p text:style-name="P6"><text:span text:style-name="T2">Ayudante</text:span>: La web debe disponer de un ayudante interactivo.(NO)</text:p>
        </text:list-item>
        <text:list-item>
          <text:p text:style-name="P6"><text:span text:style-name="T2">Ofertas</text:span>: Debe aparecer un deslizable con las ofertas más importantes.</text:p>
        </text:list-item>
      </text:list>
      <text:p text:style-name="List_20_Paragraph"/>
      <text:p text:style-name="P2"/>
      <text:p text:style-name="P2"/>
      <text:p text:style-name="Standard"><text:span text:style-name="T3">No Funcionales</text:span></text:p>
      <text:p text:style-name="P10"><text:span text:style-name="T6">Fiabilidad</text:span></text:p>
      <text:list xml:id="list1073705506" text:continue-numbering="true" text:style-name="WWNum2">
        <text:list-item>
          <text:p text:style-name="P9"><text:span text:style-name="T6">Disponibilidad. </text:span><text:span text:style-name="T5">El sistema debe tener una disponibilidad del 98% (24/7).</text:span></text:p>
        </text:list-item>
      </text:list>
      <text:p text:style-name="P11"><text:span text:style-name="T6">Usabilidad</text:span></text:p>
      <text:list xml:id="list96084654" text:continue-numbering="true" text:style-name="WWNum2">
        <text:list-item>
          <text:p text:style-name="P9"><text:span text:style-name="T6">Conexión. </text:span><text:span text:style-name="T5">El usuario debe estar conectado a internet para utilizar la aplicación.</text:span></text:p>
        </text:list-item>
      </text:list>
      <text:p text:style-name="P11"><text:span text:style-name="T6">Mantenibilidad</text:span></text:p>
      <text:list xml:id="list1095798894" text:continue-numbering="true" text:style-name="WWNum2">
        <text:list-item>
          <text:p text:style-name="P9"><text:span text:style-name="T6">Actualización</text:span><text:span text:style-name="T5">. Nuestra empresa se debe encargar del mantenimiento y actualización de la base de datos.</text:span></text:p>
        </text:list-item>
        <text:list-item>
          <text:p text:style-name="P9"><text:span text:style-name="T6">Errores</text:span><text:span text:style-name="T5">. Nuestra empresa debe proporcionar soporte ante errores.</text:span></text:p>
        </text:list-item>
      </text:list>
      <text:p text:style-name="P11"><text:span text:style-name="T6">Portabilidad</text:span></text:p>
      <text:list xml:id="list2183878389" text:continue-numbering="true" text:style-name="WWNum2">
        <text:list-item>
          <text:p text:style-name="P9"><text:span text:style-name="T6">Portabilidad</text:span><text:span text:style-name="T5">. Al ser una aplicación web esta puede ser accesible desde cualquier navegador y desde cualquier sistema operativo.</text:span></text:p>
        </text:list-item>
      </text:list>
      <text:p text:style-name="P11"><text:span text:style-name="T6">Seguridad</text:span></text:p>
      <text:list xml:id="list87645736" text:continue-numbering="true" text:style-name="WWNum2">
        <text:list-item>
          <text:p text:style-name="P9"><text:span text:style-name="T6">Registro 1</text:span><text:span text:style-name="T5"> . El usuario debe registrarse para acceder a la totalidad de los servicios de la web.</text:span></text:p>
        </text:list-item>
        <text:list-item>
          <text:p text:style-name="P9"><text:span text:style-name="T6">Registro 2</text:span><text:span text:style-name="T5"> . El usuario público podrá acceder a una serie de contenidos por definir.</text:span></text:p>
        </text:list-item>
      </text:list>
      <text:p text:style-name="P4"/>
      <text:p text:style-name="P2"/>
      <text:p text:style-name="Standard"><text:span text:style-name="T3">Diseño</text:span></text:p>
      <text:list xml:id="list14792154661" text:style-name="WWNum1">
        <text:list-item>
          <text:p text:style-name="P7">La web debe tener tonos verdes y rojo.</text:p>
        </text:list-item>
        <text:list-item>
          <text:p text:style-name="P7">El logo debe ser una cesta con un símbolo de euro (€) dentro.</text:p>
        </text:list-item>
        <text:list-item>
          <text:p text:style-name="P7">El sistema de puntuación se representa con corazones (0-5 corazones)</text:p>
        </text:list-item>
        <text:list-item>
          <text:p text:style-name="P7"><text:soft-page-break/>Se permite cambiar el tamaño de fuente. (NO, zoom)</text:p>
        </text:list-item>
        <text:list-item>
          <text:p text:style-name="P7">Los cuestionarios de calidad se califican de 0.5 a 5 mediante una interfaz de click.(1)</text:p>
        </text:list-item>
      </text:list>
      <text:p text:style-name="P3"/>
      <text:p text:style-name="Standard"><text:span text:style-name="T4">Otros</text:span></text:p>
      <text:list xml:id="list1275000797" text:continue-numbering="true" text:style-name="WWNum1">
        <text:list-item>
          <text:p text:style-name="P7">El dominio tendrá el mismo nombre que la aplicación.</text:p>
        </text:list-item>
        <text:list-item>
          <text:p text:style-name="P7">El nombre de la aplicación se definirá más adelante.</text:p>
        </text:list-item>
        <text:list-item>
          <text:p text:style-name="P7">Se alojará la web en un servidor gestionado por nuestra empresa.</text:p>
        </text:list-item>
        <text:list-item>
          <text:p text:style-name="P7">(NUESTRA EMPRESA SE LLAMA PJCUBE S.L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WenQuanYi Micro Hei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as</meta:initial-creator>
    <dc:creator>usuario</dc:creator>
    <meta:editing-cycles>6</meta:editing-cycles>
    <meta:creation-date>2014-02-19T09:02:00</meta:creation-date>
    <dc:date>2014-02-24T12:39:00</dc:date>
    <meta:editing-duration>PT3M22S</meta:editing-duration>
    <meta:generator>LibreOffice/3.5$Linux_x86 LibreOffice_project/350m1$Build-2</meta:generator>
    <meta:document-statistic meta:table-count="0" meta:image-count="0" meta:object-count="0" meta:page-count="3" meta:paragraph-count="43" meta:word-count="476" meta:character-count="2877" meta:non-whitespace-character-count="2470"/>
    <meta:user-defined meta:name="AppVersion">12.0000</meta:user-defined>
    <meta:user-defined meta:name="Company">c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